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aypoint numb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lat</text:p>
          </table:table-cell>
          <table:table-cell office:value-type="string" calcext:value-type="string">
            <text:p>dlon</text:p>
          </table:table-cell>
          <table:table-cell office:value-type="string" calcext:value-type="string">
            <text:p>dlon*cla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clat</text:p>
          </table:table-cell>
          <table:table-cell table:formula="of:=COS(RADIANS([.B2]))" office:value-type="float" office:value="0.763875984311697" calcext:value-type="float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192902" calcext:value-type="float">
            <text:p>40.192902</text:p>
          </table:table-cell>
          <table:table-cell office:value-type="float" office:value="-105.089548" calcext:value-type="float">
            <text:p>-105.089548</text:p>
          </table:table-cell>
          <table:table-cell table:formula="of:=([.B2]-[.$B$2])*10000000" office:value-type="float" office:value="0" calcext:value-type="float">
            <text:p/>
          </table:table-cell>
          <table:table-cell table:formula="of:=([.C2]-[.$C$2])*10000000" office:value-type="float" office:value="0" calcext:value-type="float">
            <text:p/>
          </table:table-cell>
          <table:table-cell table:formula="of:=[.E2]*[.$J$1]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193217" calcext:value-type="float">
            <text:p>40.193217</text:p>
          </table:table-cell>
          <table:table-cell office:value-type="float" office:value="-105.089239" calcext:value-type="float">
            <text:p>-105.089239</text:p>
          </table:table-cell>
          <table:table-cell table:formula="of:=([.B3]-[.$B$2])*10000000" office:value-type="float" office:value="3150.00000000509" calcext:value-type="float">
            <text:p/>
          </table:table-cell>
          <table:table-cell table:formula="of:=([.C3]-[.$C$2])*10000000" office:value-type="float" office:value="3089.99999987236" calcext:value-type="float">
            <text:p/>
          </table:table-cell>
          <table:table-cell table:formula="of:=[.E3]*[.$J$1]" office:value-type="float" office:value="2360.37679142564" calcext:value-type="float">
            <text:p/>
          </table:table-cell>
          <table:table-cell table:formula="of:=DEGREES(ATAN2(([.D3]-[.D2]);([.F3]-[.F2])))" office:value-type="float" office:value="36.8451732767268" calcext:value-type="float">
            <text:p/>
          </table:table-cell>
          <table:table-cell table:formula="of:=SQRT(([.F3]-[.F2])^2+([.D3]-[.D2])^2)" office:value-type="float" office:value="3936.22644134365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14:41.808000000</meta:creation-date>
    <dc:date>2014-06-20T16:04:17.730000000</dc:date>
    <meta:editing-duration>PT1H19M15S</meta:editing-duration>
    <meta:editing-cycles>1</meta:editing-cycles>
    <meta:document-statistic meta:table-count="1" meta:cell-count="24" meta:object-count="0"/>
    <meta:generator>LibreOffice/4.2.1.1$Windows_x86 LibreOffice_project/d7dbbd7842e6a58b0f521599204e827654e1fb8b</meta:generator>
  </office:meta>
</office:document-meta>
</file>